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20a789" officeooo:paragraph-rsid="0020a789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officeooo:paragraph-rsid="0024848e" style:font-size-asian="14pt" style:font-size-complex="14pt"/>
    </style:style>
    <style:style style:name="P4" style:family="paragraph" style:parent-style-name="Standard">
      <style:text-properties fo:font-size="14pt" officeooo:paragraph-rsid="00273ef9" style:font-size-asian="14pt" style:font-size-complex="14pt"/>
    </style:style>
    <style:style style:name="P5" style:family="paragraph" style:parent-style-name="Standard">
      <style:text-properties fo:font-size="14pt" officeooo:paragraph-rsid="002912eb" style:font-size-asian="14pt" style:font-size-complex="14pt"/>
    </style:style>
    <style:style style:name="P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paragraph-rsid="002912eb" style:font-size-asian="14pt" style:font-weight-asian="bold" style:font-size-complex="14pt" style:font-weight-complex="bold"/>
    </style:style>
    <style:style style:name="T1" style:family="text">
      <style:text-properties officeooo:rsid="0020a78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officeooo:rsid="00314066"/>
    </style:style>
    <style:style style:name="T5" style:family="text">
      <style:text-properties officeooo:rsid="00358c10"/>
    </style:style>
    <style:style style:name="T6" style:family="text">
      <style:text-properties officeooo:rsid="0035c6e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-1</text:p>
      <text:p text:style-name="P2"/>
      <text:p text:style-name="P2"/>
      <text:p text:style-name="P2"/>
      <text:p text:style-name="P2"/>
      <text:p text:style-name="P6">1.TO CREATE A TABLE NAME AS "BOOK":</text:p>
      <text:p text:style-name="P2"/>
      <text:p text:style-name="P2">create table book(Bookid int(5) PRIMARY KEY,</text:p>
      <text:p text:style-name="P2"><text:tab/><text:tab/> <text:s/>Title varchar(50) NOT NULL,</text:p>
      <text:p text:style-name="P2"><text:tab/><text:tab/> <text:s/>Publisher varchar(50) NOT NULL,</text:p>
      <text:p text:style-name="P2"><text:tab/><text:tab/> <text:s/>isbn_no varchar(10) UNIQUE,</text:p>
      <text:p text:style-name="P2"><text:tab/><text:tab/> <text:s/>Price decimal(5,2) DEFAULT 0.0,</text:p>
      <text:p text:style-name="P2"><text:tab/><text:tab/> <text:s/>Pdate date NOT NULL);</text:p>
      <text:p text:style-name="P2"/>
      <text:p text:style-name="P2"><text:span text:style-name="T2">2.To display the structure of the table book:</text:span></text:p>
      <text:p text:style-name="P2"/>
      <text:p text:style-name="P2">DESC book;</text:p>
      <text:p text:style-name="P2">output:</text:p>
      <text:p text:style-name="P2">+------------+--------------+-------+------+----------+-------+</text:p>
      <text:p text:style-name="P2">| Field <text:s text:c="8"/>| Type <text:s text:c="10"/>| Null <text:s text:c="2"/>| Key <text:s/>| Default | Extra |</text:p>
      <text:p text:style-name="P2">+------------+--------------+-------+------+----------+-------+</text:p>
      <text:p text:style-name="P2">| Bookid <text:s text:c="4"/>| int(5) <text:s text:c="10"/>| NO <text:s text:c="3"/>| PRI <text:s/>| NULL <text:s text:c="3"/>| <text:s text:c="8"/>|</text:p>
      <text:p text:style-name="P2">| Title <text:s text:c="8"/>| varchar(50) <text:s/>| NO <text:s text:c="3"/>| <text:s text:c="8"/>| NULL <text:s text:c="3"/>| <text:s text:c="8"/>|</text:p>
      <text:p text:style-name="P2">| Publisher | varchar(50) <text:s/>| NO <text:s text:c="3"/>| <text:s text:c="8"/>| NULL <text:s text:c="3"/>| <text:s text:c="8"/>|</text:p>
      <text:p text:style-name="P2">| isbn_no <text:s text:c="3"/>| varchar(10) <text:s/>| YES <text:s/>| UNI | NULL <text:s text:c="3"/>| <text:s text:c="8"/>|</text:p>
      <text:p text:style-name="P2">| Price <text:s text:c="7"/>| decimal(5,2) | YES <text:s/>| <text:s text:c="8"/>| 0.00 <text:s text:c="6"/>| <text:s text:c="8"/>|</text:p>
      <text:p text:style-name="P2">| Pdate <text:s text:c="6"/>| date <text:s text:c="14"/>| NO <text:s text:c="2"/>| <text:s text:c="9"/>| NULL <text:s text:c="2"/>| <text:s text:c="9"/>|</text:p>
      <text:p text:style-name="P2">+-----------+----------------+------+------+----------+-------+</text:p>
      <text:p text:style-name="P2"/>
      <text:p text:style-name="P6">3.TO ADD A NEW COLUMN AT THE END OF THE TABLE WITH discount number(4,2) values:</text:p>
      <text:p text:style-name="P2"><text:s/>alter table book ADD discount double(4,2);</text:p>
      <text:p text:style-name="P2">output:</text:p>
      <text:p text:style-name="P2">+-----------+--------------+-------+-------+---------+-------+</text:p>
      <text:p text:style-name="P2">| Field <text:s text:c="7"/>| Type <text:s text:c="10"/>| Null <text:s/>| <text:s text:c="2"/>Key | Default <text:span text:style-name="T1">|</text:span>Extra <text:s/>|</text:p>
      <text:p text:style-name="P2">+-----------+--------------+-------+-------+---------+-------+</text:p>
      <text:p text:style-name="P2">| Bookid <text:s text:c="3"/>| int(5) <text:s text:c="10"/>| NO <text:s text:c="2"/>| PRI <text:s text:c="3"/>| NULL <text:s/>| <text:s text:c="10"/>|</text:p>
      <text:p text:style-name="P2">| Title <text:s text:c="8"/>| varchar(50) | NO <text:s text:c="2"/>| <text:s text:c="10"/>| NULL <text:s/>| <text:s text:c="10"/>|</text:p>
      <text:p text:style-name="P2">| Publisher | varchar(50) | NO <text:s text:c="2"/>| <text:s text:c="10"/>| NULL <text:s text:c="2"/>| <text:s text:c="9"/>|</text:p>
      <text:p text:style-name="P2">| isbn_no <text:s text:c="2"/>| varchar(10) <text:s/>| YES <text:span text:style-name="T1">|</text:span> UNI <text:s text:c="2"/>| NULL <text:s text:c="2"/>| <text:s text:c="9"/>|</text:p>
      <text:p text:style-name="P2">| Price <text:s text:c="6"/>| decimal(5,2) | YES | <text:s text:c="10"/>| 0.00 <text:s text:c="6"/>| <text:s text:c="8"/>|</text:p>
      <text:p text:style-name="P2">| Pdate <text:s text:c="5"/>| date <text:s text:c="14"/>| NO <text:s/><text:span text:style-name="T1">|</text:span> <text:s text:c="11"/>| NULL <text:s text:c="3"/>| <text:s text:c="8"/>|</text:p>
      <text:p text:style-name="P2">| discount <text:s/>| double(4,2) <text:s/>| YES | <text:s text:c="11"/>| NULL <text:s text:c="3"/>| <text:s text:c="8"/>|</text:p>
      <text:p text:style-name="P2">+-----------+--------------+------+---------+----------+-------+</text:p>
      <text:p text:style-name="P2"/>
      <text:p text:style-name="P6"><text:soft-page-break/>4.TO CHANGE DATA TYPE OF isbn_no TO CHAR(10) ALSO APPLY NOT NULL CONSTRAINT</text:p>
      <text:p text:style-name="P2"/>
      <text:p text:style-name="P2"><text:s/>alter table book modify column isbn_no char(10) NOT NULL;</text:p>
      <text:p text:style-name="P2">output:</text:p>
      <text:p text:style-name="P2">+-----------+---------------+-------+-------+---------+-------+</text:p>
      <text:p text:style-name="P2">| Field <text:s text:c="7"/>| Type <text:s text:c="10"/>| Null <text:s text:c="3"/>| Key <text:s text:c="2"/>| Default | Extra |</text:p>
      <text:p text:style-name="P2">+-----------+---------------+-------+-------+----------+------+</text:p>
      <text:p text:style-name="P2">| Bookid <text:s text:c="3"/>| int(5) <text:s text:c="10"/>| NO <text:s text:c="4"/>| PRI <text:s text:c="2"/>| NULL <text:s text:c="3"/>| <text:s text:c="7"/>|</text:p>
      <text:p text:style-name="P2">| Title <text:s text:c="7"/>| varchar(50) <text:s/>| NO <text:s text:c="4"/>| <text:s text:c="9"/>| NULL <text:s text:c="3"/>| <text:s text:c="7"/>|</text:p>
      <text:p text:style-name="P2">| Publisher | varchar(50) | NO <text:s text:c="4"/>| <text:s text:c="9"/>| NULL <text:s text:c="3"/>| <text:s text:c="7"/>|</text:p>
      <text:p text:style-name="P2">| isbn_no <text:s text:c="2"/>| char(10) <text:s text:c="6"/>| NO <text:s text:c="4"/>| UNI <text:s/>| NULL <text:s text:c="2"/>| <text:s text:c="7"/>|</text:p>
      <text:p text:style-name="P2">| Price <text:s text:c="6"/>| decimal(5,2) | YES <text:s text:c="2"/>| <text:s text:c="9"/>| 0.00 <text:s text:c="6"/>| <text:s text:c="7"/>|</text:p>
      <text:p text:style-name="P2">| Pdate <text:s text:c="6"/>| date <text:s text:c="13"/>| NO <text:s text:c="3"/>| <text:s text:c="10"/>| NULL <text:s text:c="2"/>| <text:s text:c="7"/>|</text:p>
      <text:p text:style-name="P2">| discount <text:s/>| double(4,2) <text:s/>| YES <text:s text:c="2"/>| <text:s text:c="10"/>| NULL <text:s text:c="2"/>| <text:s text:c="7"/>|</text:p>
      <text:p text:style-name="P2">+-----------+---------------+-------+-------+----------+-----+</text:p>
      <text:p text:style-name="P2"/>
      <text:p text:style-name="P6">5.TO INSERT THE VALUES INTO THE TABLE:</text:p>
      <text:p text:style-name="P2"/>
      <text:p text:style-name="P2">insert into book values('1','FIT Book','Ratna','13478690','400.00','01-jul-2018','5.0');</text:p>
      <text:p text:style-name="P2"/>
      <text:p text:style-name="P2"><text:s/>insert into book values('2','Physics text','TMH','28476292','312.75','22-Jan-2017','7.5');</text:p>
      <text:p text:style-name="P2"/>
      <text:p text:style-name="P2">insert into book values('3','Accountancy Paper','Pearson','34868686','324.28','03-Aug-2005','12.0');</text:p>
      <text:p text:style-name="P2"/>
      <text:p text:style-name="P2">insert into book values('4','All in one','Genius','92471462','250.00','01-Jan-2011',DEFAULT);</text:p>
      <text:p text:style-name="P2"/>
      <text:p text:style-name="P2">insert into book values('5','Color book','Ashirwad','36362978','0.00','31-dec-2015','0.0');</text:p>
      <text:p text:style-name="P2"/>
      <text:p text:style-name="P2">insert into book values('6','First Flight','TMH','32978462','44.0','05-Jun-2018','0.0');</text:p>
      <text:p text:style-name="P2"/>
      <text:p text:style-name="P6">6.TO DISPLAY ALL RECORDS OF TABLE BOOK</text:p>
      <text:p text:style-name="P2"/>
      <text:p text:style-name="P2">select*from book;</text:p>
      <text:p text:style-name="P2">output:</text:p>
      <text:p text:style-name="P2"/>
      <text:p text:style-name="P6">Bookid <text:s text:c="2"/>Title <text:s text:c="8"/>Publisher <text:s text:c="5"/>isbn_no <text:s text:c="7"/>Price <text:s text:c="8"/>pdate <text:s text:c="13"/>discount</text:p>
      <text:p text:style-name="P2"/>
      <text:p text:style-name="P3">1 <text:s text:c="11"/>FIT Book <text:s text:c="6"/>Ratna <text:s text:c="8"/>13478690 <text:s text:c="4"/>400.00 <text:s text:c="5"/>01-jul-2018 <text:s text:c="8"/>5.00 </text:p>
      <text:p text:style-name="P3">2 <text:s text:c="10"/>Physics text <text:s text:c="3"/>TMH <text:s text:c="8"/>28476292 <text:s text:c="4"/>312.75 <text:s text:c="5"/>22-Jan-2017 <text:s text:c="7"/>7.50 </text:p>
      <text:p text:style-name="P3">3 <text:s text:c="6"/><text:span text:style-name="T3">Accountancy Paper</text:span> <text:s/>Pearson <text:s text:c="4"/>34868686 <text:s text:c="4"/>324.28 <text:s text:c="5"/>03-Aug-2005 <text:s text:c="5"/>12.00 </text:p>
      <text:p text:style-name="P2"><text:soft-page-break/><text:s text:c="5"/>4 <text:s text:c="9"/>All in one <text:s text:c="3"/>Genius <text:s text:c="6"/>92471462 <text:s text:c="4"/>250.00 <text:s text:c="5"/>01-Jan-2011 <text:s text:c="7"/>NULL </text:p>
      <text:p text:style-name="P2"><text:s text:c="5"/>5 <text:s text:c="8"/>Color book <text:s/>Ashirwad <text:s text:c="2"/>36362978 <text:s text:c="5"/>0.00 <text:s text:c="9"/>31-dec-2015 <text:s text:c="8"/>0.00 </text:p>
      <text:p text:style-name="P2"><text:s text:c="5"/>6 <text:s text:c="8"/>First Flight <text:s text:c="2"/>TMH <text:s text:c="8"/>32978462 <text:s text:c="4"/>44.00 <text:s text:c="7"/>05-Jun-2018 <text:s text:c="8"/>0.00 </text:p>
      <text:p text:style-name="P2"/>
      <text:p text:style-name="P2"/>
      <text:p text:style-name="P6">7.TO DISPLAY TITLE,PRICE AND DISCOUNT OF ALL BOOK</text:p>
      <text:p text:style-name="P2"/>
      <text:p text:style-name="P2">select title,price,discount from book;</text:p>
      <text:p text:style-name="P2">output:</text:p>
      <text:p text:style-name="P2"/>
      <text:p text:style-name="P6">title <text:s text:c="29"/>price <text:s text:c="7"/>discount </text:p>
      <text:p text:style-name="P2"/>
      <text:p text:style-name="P2">FIT Book <text:s text:c="19"/>400.00 <text:s text:c="7"/>5.00 </text:p>
      <text:p text:style-name="P2">Physics text <text:s text:c="15"/>312.75 <text:s text:c="7"/>7.50 </text:p>
      <text:p text:style-name="P2">Accountancy Paper <text:s text:c="3"/>324.28 <text:s text:c="6"/>12.00 </text:p>
      <text:p text:style-name="P2">All in one <text:s text:c="18"/>250.00 <text:s text:c="6"/>NULL </text:p>
      <text:p text:style-name="P2">Color book <text:s text:c="17"/>0.00 <text:s text:c="11"/>0.00 </text:p>
      <text:p text:style-name="P2">First Flight <text:s text:c="17"/>44.00 <text:s text:c="9"/>0.00 </text:p>
      <text:p text:style-name="P2"/>
      <text:p text:style-name="P2"/>
      <text:p text:style-name="P6">8.TO DISPLAY DISTINCT VALUES OF COLUMN DISCOUNT FROM TABLE BOOK</text:p>
      <text:p text:style-name="P2"/>
      <text:p text:style-name="P2">select distinct(discount) from book;</text:p>
      <text:p text:style-name="P2">output:</text:p>
      <text:p text:style-name="P2"/>
      <text:p text:style-name="P6">discount </text:p>
      <text:p text:style-name="P2"><text:s text:c="4"/>5.00 </text:p>
      <text:p text:style-name="P2"><text:s text:c="4"/>7.50 </text:p>
      <text:p text:style-name="P2"><text:s text:c="4"/>12.00 </text:p>
      <text:p text:style-name="P4"><text:s text:c="5"/>NULL </text:p>
      <text:p text:style-name="P4"><text:s text:c="5"/>0.00 </text:p>
      <text:p text:style-name="P2"/>
      <text:p text:style-name="P2"><text:span text:style-name="T2">9.TO DISPLAY ALL RECORDS OF BOOK SUCH THAT TITLE SHOULD BE DISPLAYED AS name AND PDATE AS publishing_date</text:span></text:p>
      <text:p text:style-name="P2"/>
      <text:p text:style-name="P2">select title as 'name',publisher,isbn_no,price,pdate as 'publishing_date',discount from book;</text:p>
      <text:p text:style-name="P2">output:</text:p>
      <text:p text:style-name="P2"/>
      <text:p text:style-name="P2"><text:s/><text:span text:style-name="T2"><text:s/>name <text:s text:c="20"/>publisher <text:s text:c="5"/>isbn_no <text:s text:c="6"/>price <text:s text:c="3"/>publishing_date <text:s text:c="2"/>discount </text:span></text:p>
      <text:p text:style-name="P2"/>
      <text:p text:style-name="P2"><text:s/>FIT Book <text:s text:c="17"/>Ratna <text:s text:c="7"/>13478690 <text:s text:c="3"/>400.00 <text:s text:c="2"/>01-jul-2018 <text:s text:c="10"/>5.00 </text:p>
      <text:p text:style-name="P2"><text:s/>Physics text <text:s text:c="13"/>TMH <text:s text:c="8"/>28476292 <text:s text:c="3"/>312.75 <text:s text:c="2"/>22-Jan-2017 <text:s text:c="9"/>7.50 <text:s/>Accountancy Paper <text:s text:c="2"/>Pearson <text:s text:c="4"/>34868686 <text:s text:c="3"/>324.28 <text:s text:c="2"/>03-Aug-2005 <text:s text:c="8"/>12.00 </text:p>
      <text:p text:style-name="P2"><text:soft-page-break/><text:s text:c="2"/>All in one <text:s text:c="15"/>Genius <text:s text:c="6"/>92471462 <text:s text:c="3"/>250.00 <text:s text:c="2"/>01-Jan-2011 <text:s text:c="9"/>NULL </text:p>
      <text:p text:style-name="P2"><text:s text:c="2"/>Color book <text:s text:c="13"/>Ashirwad <text:s text:c="2"/>36362978 <text:s text:c="3"/>0.00 <text:s text:c="5"/>31-dec-2015 <text:s text:c="9"/>0.00 </text:p>
      <text:p text:style-name="P2"><text:s text:c="2"/>First Flight <text:s text:c="13"/>TMH <text:s text:c="9"/>32978462 <text:s text:c="3"/>44.00 <text:s text:c="3"/>05-Jun-2018 <text:s text:c="9"/>0.00 </text:p>
      <text:p text:style-name="P2"/>
      <text:p text:style-name="P2"><text:span text:style-name="T2">10.TO DISPLAY ALL RECORDS OF TABLE BOOK WHOSE PRICE IS MORE</text:span> <text:span text:style-name="T2">THAN 3000</text:span></text:p>
      <text:p text:style-name="P2"/>
      <text:p text:style-name="P2">select* from book where price&gt;300;</text:p>
      <text:p text:style-name="P2">output:</text:p>
      <text:p text:style-name="P2"/>
      <text:p text:style-name="P6">Bookid <text:s text:c="5"/>Title <text:s text:c="18"/>Publisher <text:s text:c="4"/>isbn_no <text:s text:c="5"/>Price <text:s text:c="5"/>pdate <text:s text:c="9"/>discount </text:p>
      <text:p text:style-name="P2"/>
      <text:p text:style-name="P2"><text:s text:c="4"/>1 <text:s text:c="8"/>FIT Book <text:s text:c="16"/>Ratna <text:s text:c="6"/>13478690 <text:s text:c="4"/>400.00 <text:s text:c="2"/>01-jul-2018 <text:s text:c="7"/>5.00 </text:p>
      <text:p text:style-name="P2"><text:s text:c="4"/>2 <text:s text:c="7"/>Physics text <text:s text:c="14"/>TMH <text:s text:c="7"/>28476292 <text:s text:c="3"/>312.75 <text:s text:c="2"/>22-Jan-2017 <text:s text:c="6"/>7.50 </text:p>
      <text:p text:style-name="P2"><text:s text:c="4"/>3 <text:s text:c="6"/>Accountancy Paper <text:s text:c="3"/>Pearson <text:s text:c="3"/>34868686 <text:s text:c="4"/>324.28 <text:s text:c="2"/>03-Aug-2005 <text:s text:c="3"/>12.00 </text:p>
      <text:p text:style-name="P2"/>
      <text:p text:style-name="P2"/>
      <text:p text:style-name="P6">11.TO DISPLAY ALL RECORDS OF THE TABLE BOOK WHOSE PRICE IS LESS THAN 380</text:p>
      <text:p text:style-name="P2"/>
      <text:p text:style-name="P2">select* from book where price&lt;380;</text:p>
      <text:p text:style-name="P5">OUTPUT:</text:p>
      <text:p text:style-name="P5"/>
      <text:p text:style-name="P7"><text:s/>Bookid <text:s text:c="5"/>Title <text:s text:c="18"/>Publisher <text:s text:c="4"/>isbn_no <text:s text:c="4"/>Price <text:s text:c="8"/>pdate <text:s text:c="9"/>discount </text:p>
      <text:p text:style-name="P2"/>
      <text:p text:style-name="P2"><text:s text:c="4"/>2 <text:s text:c="7"/>Physics text <text:s text:c="15"/>TMH <text:s text:c="8"/>28476292 <text:s text:c="2"/>312.75 <text:s text:c="2"/>22-Jan-2017 <text:s text:c="5"/>7.50 |</text:p>
      <text:p text:style-name="P2"><text:s text:c="4"/>3 <text:s text:c="7"/>Accountancy Paper <text:s text:c="3"/>Pearson <text:s text:c="4"/>34868686 <text:s text:c="2"/>324.28 <text:s text:c="2"/>03-Aug-2005 <text:s text:c="4"/>12.00 </text:p>
      <text:p text:style-name="P2"><text:s text:c="4"/>4 <text:s text:c="7"/>All in one <text:s text:c="18"/>Genius <text:s text:c="5"/>92471462 <text:s text:c="3"/>250.00 <text:s text:c="2"/>01-Jan-2011 <text:s text:c="5"/>NULL </text:p>
      <text:p text:style-name="P2"><text:s text:c="4"/>5 <text:s text:c="7"/>Color book <text:s text:c="15"/>Ashirwad <text:s text:c="2"/>36362978 <text:s text:c="3"/>0.00 <text:s text:c="6"/>31-dec-2015 <text:s text:c="5"/>0.00 |</text:p>
      <text:p text:style-name="P2"><text:s text:c="4"/>6 <text:s text:c="7"/>First Flight <text:s text:c="16"/>TMH <text:s text:c="8"/>32978462 <text:s text:c="3"/>44.00 <text:s text:c="4"/>05-Jun-2018 <text:s text:c="5"/>0.00 |</text:p>
      <text:p text:style-name="P2"/>
      <text:p text:style-name="P2"/>
      <text:p text:style-name="P6">12.TO DISPLAY ALL RECORDS OF TABLE BOOK WHOSE TITLE IS COLORBOOK</text:p>
      <text:p text:style-name="P2"/>
      <text:p text:style-name="P2">select* from book where title='color book';</text:p>
      <text:p text:style-name="P2">output:</text:p>
      <text:p text:style-name="P2">+--------+--------------+-----------+-------------+--------+---------------+----------+</text:p>
      <text:p text:style-name="P2">| Bookid | Title <text:s text:c="10"/>| Publisher | isbn_no <text:s text:c="3"/>| Price <text:s text:c="2"/>| pdate <text:s text:c="11"/>| discount |</text:p>
      <text:p text:style-name="P2">+--------+--------------+------------+------------+--------+----------------+----------+</text:p>
      <text:p text:style-name="P2">| <text:s text:c="5"/>5 <text:s text:c="4"/>| Color book | Ashirwad | 36362978 | <text:s/>0.00 <text:s text:c="2"/>| 31-dec-2015 | <text:s text:c="4"/>0.00 <text:s text:c="2"/>|</text:p>
      <text:p text:style-name="P2">+--------+--------------+------------+-------------+--------+---------------+----------+</text:p>
      <text:p text:style-name="P2"/>
      <text:p text:style-name="P2"/>
      <text:p text:style-name="P6"><text:soft-page-break/>13.TO DISPLAY ALL RECORDS OF TABLE WHOSE isbn_no IS NOT EQUAL TO 13478690</text:p>
      <text:p text:style-name="P2"/>
      <text:p text:style-name="P2">select* from book where isbn_no!='13478690';</text:p>
      <text:p text:style-name="P2">output:</text:p>
      <text:p text:style-name="P2">+--------+-----------------------+-----------+------------+----------+--------------+----------+</text:p>
      <text:p text:style-name="P2">| Bookid | Title <text:s text:c="22"/>| Publisher | isbn_no <text:s text:c="2"/>| Price <text:s text:c="4"/>| pdate <text:s text:c="10"/>| discount |</text:p>
      <text:p text:style-name="P2">+--------+-----------------------+-----------+-------------+---------+---------------+----------+</text:p>
      <text:p text:style-name="P2">| <text:s text:c="5"/>2 <text:s text:c="3"/>| Physics text <text:s text:c="12"/>| TMH <text:s text:c="6"/>| 28476292 | 312.75 | 22-Jan-2017 | <text:s text:c="4"/>7.50 <text:s/>|</text:p>
      <text:p text:style-name="P2">| <text:s text:c="5"/>3 <text:s text:c="3"/>| Accountancy Paper | Pearson <text:s text:c="2"/>| 34868686 | 324.28 | 03-Aug-2005 | <text:s text:c="2"/>12.00 |</text:p>
      <text:p text:style-name="P2">| <text:s text:c="5"/>4 <text:s text:c="3"/>| All in one <text:s text:c="15"/>| Genius <text:s text:c="4"/>| 92471462 | 250.00 | 01-Jan-2011 <text:s/>| <text:s/>NULL|</text:p>
      <text:p text:style-name="P2">| <text:s text:c="5"/>5 <text:s text:c="3"/>| Color book <text:s text:c="13"/>| Ashirwad| 36362978 | <text:s text:c="2"/>0.00 <text:s text:c="3"/>| 31-dec-2015 | <text:s text:c="4"/>0.00 |</text:p>
      <text:p text:style-name="P2">| <text:s text:c="5"/>6 <text:s text:c="3"/>| First Flight <text:s text:c="13"/>| TMH <text:s text:c="6"/>| 32978462 | <text:s/>44.00 <text:s text:c="2"/>| 05-Jun-2018 | <text:s text:c="4"/>0.00 |</text:p>
      <text:p text:style-name="P2">+--------+-----------------------+------------+------------+---------+----------------+---------+</text:p>
      <text:p text:style-name="P2"/>
      <text:p text:style-name="P6">14.TO DISPLAY ALL RECORDS OF THE BOOK WHOSE DISCOUNT MORE THAN OR EQUAL TO 5.0</text:p>
      <text:p text:style-name="P2"/>
      <text:p text:style-name="P2">select* from book where discount&gt;=5.0;</text:p>
      <text:p text:style-name="P2">output:</text:p>
      <text:p text:style-name="P2">+--------+-------------------+-----------+----------+--------+-------------+----------+</text:p>
      <text:p text:style-name="P2">| Bookid | Title <text:s text:c="12"/>| Publisher | isbn_no <text:s/>| Price <text:s/>| pdate <text:s text:c="6"/>| discount |</text:p>
      <text:p text:style-name="P2">+--------+-------------------+-----------+----------+--------+-------------+----------+</text:p>
      <text:p text:style-name="P2">| <text:s text:c="5"/>1 <text:s text:c="4"/>| FIT Book <text:s text:c="9"/>| Ratna <text:s text:c="4"/>| 13478690 | 400.00 | 01-jul-2018 | <text:s text:c="4"/>5.00 |</text:p>
      <text:p text:style-name="P2">| <text:s text:c="5"/>2 <text:s text:c="4"/>| Physics text <text:s text:c="5"/>| TMH <text:s text:c="6"/>| 28476292 | 312.75 | 22-Jan-2017 | <text:s text:c="4"/>7.50 |</text:p>
      <text:p text:style-name="P2">| <text:s text:c="5"/>3 <text:s text:c="4"/>| Accountancy Paper | Pearson <text:s text:c="2"/>| 34868686 | 324.28 | 03-Aug-2005 | <text:s text:c="3"/>12.00 |</text:p>
      <text:p text:style-name="P2">+--------+-------------------+-----------+----------+--------+-------------+----------+</text:p>
      <text:p text:style-name="P2"/>
      <text:p text:style-name="P2">15.TO DISPLAY ALL RECORDS OF BOOKS WHOSE DISCOUNT IS LESS THAN OR EQUAL TO 10.0</text:p>
      <text:p text:style-name="P2"/>
      <text:p text:style-name="P2">select* from book where discount&lt;=10.0;</text:p>
      <text:p text:style-name="P2">output:</text:p>
      <text:p text:style-name="P2">+--------+--------------+------------+-------------+--------+---------------+----------+</text:p>
      <text:p text:style-name="P2">| Bookid | Title <text:s text:c="10"/>| Publisher | isbn_no <text:s text:c="4"/>| Price <text:s text:c="2"/>| pdate <text:s text:c="11"/>| discount |</text:p>
      <text:p text:style-name="P2">+--------+--------------+------------+-------------+--------+---------------+----------+</text:p>
      <text:p text:style-name="P2">| <text:s text:c="5"/>1 <text:s text:c="4"/>| FIT Book <text:s text:c="3"/>| Ratna <text:s text:c="6"/>| 13478690 | 400.00 | 01-jul-2018 <text:s/>| <text:s text:c="4"/>5.00 <text:s/>|</text:p>
      <text:p text:style-name="P2">| <text:s text:c="5"/>2 <text:s text:c="4"/>| Physics text | TMH <text:s text:c="6"/>| 28476292 | 312.75 | 22-Jan-2017 | <text:s text:c="4"/>7.50 <text:s/>|</text:p>
      <text:p text:style-name="P2">| <text:s text:c="5"/>5 <text:s text:c="4"/>| Color book <text:s/>| Ashirwad | 36362978 | <text:s text:c="2"/>0.00 <text:s text:c="2"/>| 31-dec-2015 | <text:s text:c="4"/>0.00 |</text:p>
      <text:p text:style-name="P2">| <text:s text:c="5"/>6 <text:s text:c="4"/>| First Flight <text:s/>| TMH <text:s text:c="7"/>| 32978462 | <text:s/>44.00 <text:s/>| 05-Jun-2018 | <text:s text:c="4"/>0.00 |</text:p>
      <text:p text:style-name="P2">+--------+---------------+------------+------------+----------+---------------+---------+</text:p>
      <text:p text:style-name="P2"/>
      <text:p text:style-name="P2"/>
      <text:p text:style-name="P2"/>
      <text:p text:style-name="P6"><text:soft-page-break/>16.TO DISPLAY TITLE,PUBLISHER AND PRICE OF ALL BOOKS WHOSE PRICE IS NULL</text:p>
      <text:p text:style-name="P2"/>
      <text:p text:style-name="P2">select Title,publisher,price from book where price IS NULL;</text:p>
      <text:p text:style-name="P2">output:</text:p>
      <text:p text:style-name="P2">Empty set</text:p>
      <text:p text:style-name="P2"/>
      <text:p text:style-name="P6">17.TO DISPLAY BOOKID,ISBN_NO,PDATE OF ALL BOOKS WHOSE PRICE IS NOT NULL</text:p>
      <text:p text:style-name="P2"/>
      <text:p text:style-name="P2">select Bookid,isbn_no,pdate from book where price IS NOT NULL;</text:p>
      <text:p text:style-name="P2">output:</text:p>
      <text:p text:style-name="P2">+--------+-------------+---------------+</text:p>
      <text:p text:style-name="P2">| Bookid| isbn_no <text:s text:c="4"/>| pdate <text:s text:c="11"/>|</text:p>
      <text:p text:style-name="P2">+--------+-------------+---------------+</text:p>
      <text:p text:style-name="P2">| <text:s text:c="5"/>1 <text:s text:c="4"/>| 13478680 | 01-jul-2018 <text:s text:c="2"/>|</text:p>
      <text:p text:style-name="P2">| <text:s text:c="5"/>2 <text:s text:c="4"/>| 28476292 | 22-Jan-2017 <text:s/>|</text:p>
      <text:p text:style-name="P2">| <text:s text:c="5"/>3 <text:s text:c="4"/>| 34868686 | 03-Aug-2005 |</text:p>
      <text:p text:style-name="P2">| <text:s text:c="5"/>4 <text:s text:c="4"/>| 92471462 | 01-Jan-2011 <text:s text:c="2"/>|</text:p>
      <text:p text:style-name="P2">| <text:s text:c="5"/>5 <text:s text:c="4"/>| 36362978 | 31-dec-2015 <text:s/>|</text:p>
      <text:p text:style-name="P2">| <text:s text:c="5"/>6 <text:s text:c="4"/>| 32978462 | 05-Jun-2018 <text:s/>|</text:p>
      <text:p text:style-name="P2">+--------+-------------+----------------+</text:p>
      <text:p text:style-name="P2"/>
      <text:p text:style-name="P6">18.TO DISPLAY BOOKID,TITLE,PRICE FOR ALL BOOKS WHOSE PDATE IS FROM 31-DEC-2015 TO 01-JUL-2018</text:p>
      <text:p text:style-name="P2"/>
      <text:p text:style-name="P2">select Bookid,Title,price from book where pdate BETWEEN '31-dec-2015' and '01-juL-2018';</text:p>
      <text:p text:style-name="P2">output:</text:p>
      <text:p text:style-name="P2">Empty set</text:p>
      <text:p text:style-name="P2"/>
      <text:p text:style-name="P6">19.TO DISPLAY ALL BOOKS WHOSE PRICE IS NOT IN THE RANGE OF 250,324.28</text:p>
      <text:p text:style-name="P2"/>
      <text:p text:style-name="P2"><text:s/>select* from book where price NOT BETWEEN '250'and'324.28';</text:p>
      <text:p text:style-name="P2">output:</text:p>
      <text:p text:style-name="P2">+--------+--------------+-------------+------------+---------+-------------+-----------+</text:p>
      <text:p text:style-name="P2">| Bookid | Title <text:s text:c="10"/>| Publisher <text:s/>| isbn_no <text:s text:c="4"/>| Price <text:s text:c="2"/>| pdate <text:s text:c="9"/>| discount |</text:p>
      <text:p text:style-name="P2">+--------+--------------+-------------+------------+---------+--------------+----------+</text:p>
      <text:p text:style-name="P2">| <text:s text:c="5"/>1 <text:s text:c="4"/>| FIT Book <text:s text:c="3"/>| Ratna <text:s text:c="7"/>| 13478680 | 400.00 | 01-jul-2018 | <text:s text:c="4"/>5.00 <text:s/>|</text:p>
      <text:p text:style-name="P2">| <text:s text:c="5"/>5 <text:s text:c="4"/>| Color book | Ashirwad <text:s/>| 36362978 | <text:s text:c="2"/>0.00 <text:s text:c="2"/>| 31-dec-2015 | <text:s text:c="4"/>0.00 |</text:p>
      <text:p text:style-name="P2">| <text:s text:c="5"/>6 <text:s text:c="4"/>| First Flight | TMH <text:s text:c="8"/>| 32978462 | <text:s/>44.00 <text:s/>| 05-Jun-2018 | <text:s text:c="4"/>0.00 |</text:p>
      <text:p text:style-name="P2">+--------+--------------+-------------+------------+---------+----------------+---------+</text:p>
      <text:p text:style-name="P2"/>
      <text:p text:style-name="P6"><text:soft-page-break/>20.TO DISPLAY ALL BOOKS WHOSE PUBLISHER HAS LETTER 'i' ANY WHERE</text:p>
      <text:p text:style-name="P6"/>
      <text:p text:style-name="P2">select* from book where publisher LIKE '%i%';</text:p>
      <text:p text:style-name="P2">output:</text:p>
      <text:p text:style-name="P2">+--------+--------------+------------+------------+----------+--------------+----------+</text:p>
      <text:p text:style-name="P2">| Bookid | Title <text:s text:c="10"/>| Publisher | isbn_no <text:s text:c="3"/>| Price <text:s text:c="4"/>| pdate <text:s text:c="10"/>| discount |</text:p>
      <text:p text:style-name="P2">+--------+--------------+------------+------------+-------- <text:s/>+---------------+----------+</text:p>
      <text:p text:style-name="P2">| <text:s text:c="5"/>4 <text:s text:c="3"/>| All in one <text:s text:c="3"/>| Genius <text:s text:c="5"/>| 92471462 | 250.00 | 01-Jan-2011 | <text:s/>NULL |</text:p>
      <text:p text:style-name="P2">| <text:s text:c="5"/>5 <text:s text:c="3"/>| Color book <text:s/>| Ashirwad <text:s/>| 36362978 | <text:s text:c="2"/>0.00 <text:s text:c="2"/>| 31-dec-2015 | <text:s text:c="2"/>0.00 <text:s text:c="2"/>|</text:p>
      <text:p text:style-name="P2">+--------+--------------+-------------+------------+---------+----------------+---------+</text:p>
      <text:p text:style-name="P2"/>
      <text:p text:style-name="P6">21.TO DISPLAY ALL BOOKS WHOSE PUBLISHER HAS LAST LETTAR 'k'</text:p>
      <text:p text:style-name="P2"/>
      <text:p text:style-name="P2">select* from book where publisher LIKE '%k';</text:p>
      <text:p text:style-name="P2">output:</text:p>
      <text:p text:style-name="P2">Empty set</text:p>
      <text:p text:style-name="P2"/>
      <text:p text:style-name="P6">22.TO DISPLAY ALL BOOKS WHOSE PUBLISHER HAS SECOND LAST LETTER 'i'</text:p>
      <text:p text:style-name="P2"/>
      <text:p text:style-name="P2">select* from book where publisher LIKE '_i%';</text:p>
      <text:p text:style-name="P2">output:</text:p>
      <text:p text:style-name="P2">Empty set</text:p>
      <text:p text:style-name="P2"/>
      <text:p text:style-name="P6">23.TO DISPLAY TITLE,"FINAL PRICE"(payable price after discount)for all books</text:p>
      <text:p text:style-name="P2"/>
      <text:p text:style-name="P2">select Title,(price-discount) as 'final price' from book;</text:p>
      <text:p text:style-name="P2">output:</text:p>
      <text:p text:style-name="P2">+-----------------------+-------------+</text:p>
      <text:p text:style-name="P2">| Title <text:s text:c="23"/>| final price <text:s/>|</text:p>
      <text:p text:style-name="P2">+-----------------------+-------------+</text:p>
      <text:p text:style-name="P2">| FIT Book <text:s text:c="15"/>| <text:s text:c="5"/>395.00 <text:s/>|</text:p>
      <text:p text:style-name="P2">| Physics text <text:s text:c="12"/>| <text:s text:c="5"/>305.25 <text:s/>|</text:p>
      <text:p text:style-name="P2">| Accountancy Paper | <text:s text:c="5"/>312.28 <text:s/>|</text:p>
      <text:p text:style-name="P2">| All in one <text:s text:c="15"/>| <text:s text:c="6"/>NULL <text:s/>|</text:p>
      <text:p text:style-name="P2">| Color book <text:s text:c="13"/>| <text:s text:c="7"/>0.00 <text:s text:c="3"/>|</text:p>
      <text:p text:style-name="P2">| First Flight <text:s text:c="13"/>| <text:s text:c="6"/>44.00 <text:s text:c="2"/>|</text:p>
      <text:p text:style-name="P2">+-----------------------+-------------+</text:p>
      <text:p text:style-name="P2"/>
      <text:p text:style-name="P6">24.TO DISPLAY ALL BOOKS WHOSE PRICE IS MORE THAN 250 AND DISCOUNT IS NOT NULL</text:p>
      <text:p text:style-name="P2"/>
      <text:p text:style-name="P2"><text:s/>select* from book where price&gt;250 &amp;&amp; discount IS NOT NULL;</text:p>
      <text:p text:style-name="P2"><text:soft-page-break/>output:</text:p>
      <text:p text:style-name="P2">+--------+------------------------+------------+------------+--------+---------------+----------+</text:p>
      <text:p text:style-name="P2">| Bookid | Title <text:s text:c="23"/>| Publisher | isbn_no <text:s text:c="4"/>| Price <text:s/>| pdate <text:s text:c="11"/>| discount |</text:p>
      <text:p text:style-name="P2">+--------+------------------------+------------+-------------+--------+--------------+----------+</text:p>
      <text:p text:style-name="P2">| <text:s text:c="5"/>1 <text:s text:c="4"/>| FIT Book <text:s text:c="16"/>| Ratna <text:s text:c="6"/>| 13478680 | 400.00 | 01-jul-2018 | <text:s text:c="4"/>5.00 <text:s/>|</text:p>
      <text:p text:style-name="P2">| <text:s text:c="5"/>2 <text:s text:c="4"/>| Physics text <text:s text:c="12"/>| TMH <text:s text:c="7"/>| 28476292 | 312.75 | 22-Jan-2017| <text:s text:c="4"/>7.50 <text:s/>|</text:p>
      <text:p text:style-name="P2">| <text:s text:c="5"/>3 <text:s text:c="4"/>| Accountancy Paper | Pearson <text:s text:c="3"/>| 34868686 | 324.28 | 03-Aug-2005| <text:s/>12.00 <text:s/>|<text:span text:style-name="T4">+</text:span>--------+------------------------+------------+------------+---------+----------------+--------+</text:p>
      <text:p text:style-name="P2"/>
      <text:p text:style-name="P6">25.TO DISPLAY PUBLISHER,PDATE OF ALL BOOKS WHOSE TITLE STARTS WITH LETTER 'a' OR PDATE IS BEFORE 01-JAN-2017</text:p>
      <text:p text:style-name="P2"/>
      <text:p text:style-name="P2">select publisher,pdate from book where title LIKE 'a%'|| pdate&lt;'01-Jan-2017';</text:p>
      <text:p text:style-name="P2">output:</text:p>
      <text:p text:style-name="P2">+-----------+----------------+</text:p>
      <text:p text:style-name="P2">| publisher | pdate <text:s text:c="12"/>|</text:p>
      <text:p text:style-name="P2">+-----------+----------------+</text:p>
      <text:p text:style-name="P2">| Pearson <text:s text:c="2"/>| 03-Aug-2005 |</text:p>
      <text:p text:style-name="P2">| Genius <text:s text:c="3"/>| 01-Jan-2011 <text:s text:c="2"/>|</text:p>
      <text:p text:style-name="P2">+-----------+----------------+</text:p>
      <text:p text:style-name="P2"/>
      <text:p text:style-name="P6">26.TO DISPLAY TITLE,PUBLISHER,PDATE OF ALL BOOKS WHOSE PDATE IS 01-JUL-2018 OR 22-JAN-2017 OR 31-DEC-2015</text:p>
      <text:p text:style-name="P2"/>
      <text:p text:style-name="P2">select Title,publisher,pdate from book where pdate='01-jul-2018' Or pdate='22-Jan-2017' Or pdate='31-dec-2015';</text:p>
      <text:p text:style-name="P2">output:</text:p>
      <text:p text:style-name="P2">+--------------+------------+--------------+</text:p>
      <text:p text:style-name="P2">| Title <text:s text:c="12"/>| publisher | pdate <text:s text:c="10"/>|</text:p>
      <text:p text:style-name="P2">+--------------+------------+---------------+</text:p>
      <text:p text:style-name="P2">| FIT Book <text:s text:c="4"/>| Ratna <text:s text:c="5"/>| 01-jul-2018 <text:s/>|</text:p>
      <text:p text:style-name="P2">| Physics text | TMH <text:s text:c="6"/>| 22-Jan-2017 |</text:p>
      <text:p text:style-name="P2">| Color book <text:s/>| Ashirwad | 31-dec-2015 |</text:p>
      <text:p text:style-name="P2">+--------------+------------+----------------+</text:p>
      <text:p text:style-name="P2"/>
      <text:p text:style-name="P6">27.TO DISPLAY BOOKID,TITLE,ISBN_NO,PDATE OF ALL BOOKS WHOSE PDATE IS NEITHER 05-JUN-2018 NOT 22-JAN-2017</text:p>
      <text:p text:style-name="P6"/>
      <text:p text:style-name="P2">select Bookid,Title,isbn_no,pdate from book where pdate!='05-Jun-2018' &amp;&amp; pdate!='22-Jan-2017';</text:p>
      <text:p text:style-name="P2">output:</text:p>
      <text:p text:style-name="P2"/>
      <text:p text:style-name="P2"/>
      <text:p text:style-name="P2"/>
      <text:p text:style-name="P2"/>
      <text:p text:style-name="P2"><text:soft-page-break/></text:p>
      <text:p text:style-name="P2">+--------+-----------------------+-------------+-----------------+</text:p>
      <text:p text:style-name="P2">| Bookid | Title <text:s text:c="22"/>| isbn_no <text:s text:c="4"/>| pdate <text:s text:c="13"/>|</text:p>
      <text:p text:style-name="P2">+--------+-----------------------+-------------+-----------------+</text:p>
      <text:p text:style-name="P2">| <text:s text:c="5"/>1 <text:s text:c="4"/>| FIT Book <text:s text:c="15"/>| 13478680 | 01-jul-2018 <text:s text:c="3"/>|</text:p>
      <text:p text:style-name="P2">| <text:s text:c="5"/>3 <text:s text:c="4"/>| Accountancy Paper | 34868686 | 03-Aug-2005 |</text:p>
      <text:p text:style-name="P2">| <text:s text:c="5"/>4 <text:s text:c="4"/>| All in one <text:s text:c="15"/>| 92471462 | 01-Jan-2011 <text:s text:c="2"/>|</text:p>
      <text:p text:style-name="P2">| <text:s text:c="5"/>5 <text:s text:c="4"/>| Color book <text:s text:c="13"/>| 36362978 | 31-dec-2015 <text:s/>|</text:p>
      <text:p text:style-name="P2">+--------+------------------------+-------------+----------------+</text:p>
      <text:p text:style-name="P2"/>
      <text:p text:style-name="P6">28.TO DISPLAY DETAILS OF ALL BOOKS IN THE ASCENDING ORDER OF THEIR TITLE</text:p>
      <text:p text:style-name="P2"/>
      <text:p text:style-name="P2">select* from book ORDER BY title;</text:p>
      <text:p text:style-name="P2">OUTPUT:</text:p>
      <text:p text:style-name="P2">+--------+------------------------+------------+------------+--------+---------------+----------+</text:p>
      <text:p text:style-name="P2">| Bookid | Title <text:s text:c="23"/>| Publisher | isbn_no <text:s text:c="3"/>| Price <text:s text:c="3"/>| pdate <text:s text:c="10"/>| discount |</text:p>
      <text:p text:style-name="P2">+--------+------------------------+------------+------------+---------+--------------+----------+</text:p>
      <text:p text:style-name="P2">| <text:s text:c="5"/>3 <text:s text:c="4"/>| Accountancy Paper | Pearson <text:s text:c="3"/>| 34868686 | 324.28 | 03-Aug-2005 | 12.00 <text:span text:style-name="T5">|</text:span></text:p>
      <text:p text:style-name="P2">| <text:s text:c="5"/>4 <text:s text:c="4"/>| All in one <text:s text:c="15"/>| Genius <text:s text:c="4"/>| 92471462 | 250.00 | 01-Jan-2011 | <text:s text:c="3"/>NULL | <text:s text:c="5"/>5 <text:s text:c="4"/>| Color book <text:s text:c="13"/>| Ashirwad | 36362978 | <text:s text:c="2"/>0.00 <text:s text:c="2"/>| 31-dec-2015 | <text:s text:c="3"/>0.00 |</text:p>
      <text:p text:style-name="P2">| <text:s text:c="5"/>6 <text:s text:c="4"/>| First Flight <text:s text:c="13"/>| TMH <text:s text:c="7"/>| 32978462 | <text:s/>44.00 <text:s/>| 05-Jun-2018 | <text:s text:c="3"/>0.00 |</text:p>
      <text:p text:style-name="P2">| <text:s text:c="5"/>1 <text:s text:c="4"/>| FIT Book <text:s text:c="15"/>| Ratna <text:s text:c="7"/>| 13478680 | 400.00 | 01-jul-2018 <text:s/>| <text:s text:c="4"/>5.00 |</text:p>
      <text:p text:style-name="P2">| <text:s text:c="5"/>2 <text:s text:c="4"/>| Physics text <text:s text:c="11"/>| TMH <text:s text:c="8"/>| 28476292 | 312.75 | 22-Jan-2017 | <text:s text:c="3"/>7.50 |</text:p>
      <text:p text:style-name="P2">+--------+-----------------------+--------------+----------+-----------+---------------+--------+</text:p>
      <text:p text:style-name="P2"/>
      <text:p text:style-name="P6">29.TO DISPLAY DETAILS OF ALL BOOKS IN THE DESCENDING ORDER OF THEIR PRICE</text:p>
      <text:p text:style-name="P2"/>
      <text:p text:style-name="P2">select* from book ORDER BY price DESC;</text:p>
      <text:p text:style-name="P2">output:</text:p>
      <text:p text:style-name="P2">+--------+-----------------------+------------+-----------+----------+--------------+----------+</text:p>
      <text:p text:style-name="P2">| Bookid | Title <text:s text:c="22"/>| Publisher | isbn_no <text:s text:c="2"/>| Price <text:s text:c="4"/>| pdate <text:s text:c="10"/>| discount |</text:p>
      <text:p text:style-name="P2">+--------+-----------------------+------------+------------+---------+---------------+----------+</text:p>
      <text:p text:style-name="P2">| <text:s text:c="5"/>1 <text:s text:c="4"/>| FIT Book <text:s text:c="15"/>| Ratna <text:s text:c="6"/>| 13478680 | 400.00 | 01-jul-2018 | <text:s text:c="3"/>5.00 <text:s text:c="3"/>|</text:p>
      <text:p text:style-name="P2">| <text:s text:c="5"/>3 <text:s text:c="4"/>| Accountancy Paper | Pearson <text:s text:c="2"/>| 34868686 | 324.28 | 03-Aug-2005 | <text:s/>12.00 <text:s/>|</text:p>
      <text:p text:style-name="P2">| <text:s text:c="5"/>2 <text:s text:c="4"/>| Physics text <text:s text:c="12"/>| TMH <text:s text:c="6"/>| 28476292 | 312.75 | 22-Jan-2017 | <text:s text:c="2"/>7.50 <text:s text:c="3"/>|</text:p>
      <text:p text:style-name="P2">| <text:s text:c="5"/>4 <text:s text:c="4"/>| All in one <text:s text:c="15"/>| Genius <text:s text:c="4"/>| 92471462 | 250.00 | 01-Jan-2011 | <text:s text:c="2"/>NULL<text:span text:style-name="T6">|</text:span> </text:p>
      <text:p text:style-name="P2">| <text:s text:c="5"/>6 <text:s text:c="4"/>| First Flight <text:s text:c="13"/>| TMH <text:s text:c="7"/>| 32978462 | <text:s/>44.00 | 05-Jun-2018 | <text:s text:c="4"/>0.00 <text:s/>|</text:p>
      <text:p text:style-name="P2">| <text:s text:c="5"/>5 <text:s text:c="4"/>| Color book <text:s text:c="13"/>| Ashirwad | 36362978 | <text:s text:c="2"/>0.00 <text:s text:c="2"/>| 31-dec-2015 | <text:s text:c="4"/>0.00 |</text:p>
      <text:p text:style-name="P2">+--------+------------------------+------------+------------+---------+---------------+---------+</text:p>
      <text:p text:style-name="P2"/>
      <text:p text:style-name="P6">30.TO INCREASE PRICE OF EVERY BOOK BY 10% WHOSE PRICE IS LESS THAN 300</text:p>
      <text:p text:style-name="P2">update book set price=price*0.1 where price&lt;300;</text:p>
      <text:p text:style-name="P2"><text:soft-page-break/></text:p>
      <text:p text:style-name="P6">31.TO DELETE ALL RECORDS FROM TABLE BOOK WHOSE PRICE IS 0 TO 300</text:p>
      <text:p text:style-name="P2">delete from b where price BETWEEN 0 and 300;</text:p>
      <text:p text:style-name="P2"/>
      <text:p text:style-name="P6">32.TO DROP COLUMN ISBN_NO FROM TABLE BOOK</text:p>
      <text:p text:style-name="P2">alter table book drop column isbn_no;</text:p>
      <text:p text:style-name="P2"/>
      <text:p text:style-name="P6">33.QUERY TO DROP TABLE BOOK</text:p>
      <text:p text:style-name="P2"/>
      <text:p text:style-name="P2">DROP TABLE book;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19T13:01:01.985285476</meta:creation-date>
    <dc:date>2022-06-19T14:27:53.718206029</dc:date>
    <meta:editing-duration>PT1H21M38S</meta:editing-duration>
    <meta:editing-cycles>27</meta:editing-cycles>
    <meta:generator>LibreOffice/6.0.7.3$Linux_X86_64 LibreOffice_project/00m0$Build-3</meta:generator>
    <meta:document-statistic meta:table-count="0" meta:image-count="0" meta:object-count="0" meta:page-count="10" meta:paragraph-count="284" meta:word-count="2351" meta:character-count="17833" meta:non-whitespace-character-count="12739"/>
  </office:meta>
</office:document-meta>
</file>